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scriptorHandler.processElement( )</text:p>
          </table:table-cell>
          <table:table-cell office:value-type="float" office:value="15">
            <text:p text:style-name="Table_20_Contents">15</text:p>
          </table:table-cell>
          <table:table-cell office:value-type="float" office:value="16">
            <text:p text:style-name="Table_20_Contents">16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DescriptorHandler.endElement( String name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11">
            <text:p text:style-name="Table_20_Contents">11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DescriptorHandler.getPublic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scriptorHandler.resolveEntity( String publicId , String systemId )</text:p>
          </table:table-cell>
          <table:table-cell office:value-type="float" office:value="7">
            <text:p text:style-name="Table_20_Contents">7</text:p>
          </table:table-cell>
          <table:table-cell office:value-type="float" office:value="4">
            <text:p text:style-name="Table_20_Contents">4</text:p>
          </table:table-cell>
          <table:table-cell office:value-type="float" office:value="34">
            <text:p text:style-name="Table_20_Contents">34</text:p>
          </table:table-cell>
        </table:table-row>
        <table:table-row>
          <table:table-cell office:value-type="string">
            <text:p text:style-name="Table_20_Contents">DescriptorHandler.registerDTD( String publicId , String location )</text:p>
          </table:table-cell>
          <table:table-cell office:value-type="float" office:value="9">
            <text:p text:style-name="Table_20_Contents">9</text:p>
          </table:table-cell>
          <table:table-cell office:value-type="float" office:value="6">
            <text:p text:style-name="Table_20_Contents">6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DescriptorHandler.getFil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scriptorHandler.startDocu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escriptorHandler.characters( char [ ] ch , int start , int leng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scriptorHandler.getEjb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scriptorHandler.startElement( String name , AttributeList attrs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11">
            <text:p text:style-name="Table_20_Contents">11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DescriptorHandler.DescriptorHandler( Task task , File srcDi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